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65d" officeooo:paragraph-rsid="000e465d"/>
    </style:style>
    <style:style style:name="P2" style:family="paragraph" style:parent-style-name="Standard">
      <style:text-properties officeooo:rsid="000ff79c" officeooo:paragraph-rsid="000ff79c"/>
    </style:style>
    <style:style style:name="P3" style:family="paragraph" style:parent-style-name="Standard">
      <style:text-properties officeooo:rsid="00167d35" officeooo:paragraph-rsid="00167d35"/>
    </style:style>
    <style:style style:name="P4" style:family="paragraph" style:parent-style-name="Standard">
      <style:text-properties officeooo:rsid="001c1f55" officeooo:paragraph-rsid="001c1f55"/>
    </style:style>
    <style:style style:name="P5" style:family="paragraph" style:parent-style-name="Standard">
      <style:text-properties officeooo:rsid="00269a3f" officeooo:paragraph-rsid="00269a3f"/>
    </style:style>
    <style:style style:name="P6" style:family="paragraph" style:parent-style-name="Standard">
      <style:text-properties officeooo:rsid="00297a12" officeooo:paragraph-rsid="00297a12"/>
    </style:style>
    <style:style style:name="P7" style:family="paragraph" style:parent-style-name="Standard">
      <style:text-properties officeooo:rsid="002cec13" officeooo:paragraph-rsid="002cec13"/>
    </style:style>
    <style:style style:name="P8" style:family="paragraph" style:parent-style-name="Standard">
      <style:text-properties officeooo:rsid="002e79da" officeooo:paragraph-rsid="002e79da"/>
    </style:style>
    <style:style style:name="P9" style:family="paragraph" style:parent-style-name="Standard">
      <style:text-properties officeooo:rsid="002e79da" officeooo:paragraph-rsid="0031a09a"/>
    </style:style>
    <style:style style:name="P10" style:family="paragraph" style:parent-style-name="Standard">
      <style:text-properties officeooo:rsid="0031a09a" officeooo:paragraph-rsid="0031a09a"/>
    </style:style>
    <style:style style:name="P11" style:family="paragraph" style:parent-style-name="Standard">
      <style:text-properties officeooo:rsid="0032c214" officeooo:paragraph-rsid="0032c214"/>
    </style:style>
    <style:style style:name="P12" style:family="paragraph" style:parent-style-name="Standard">
      <style:text-properties officeooo:rsid="003b6b36" officeooo:paragraph-rsid="003b6b36"/>
    </style:style>
    <style:style style:name="P13" style:family="paragraph" style:parent-style-name="Standard">
      <style:text-properties officeooo:rsid="003bf162" officeooo:paragraph-rsid="003bf162"/>
    </style:style>
    <style:style style:name="P14" style:family="paragraph" style:parent-style-name="Standard">
      <style:text-properties officeooo:rsid="003d6989" officeooo:paragraph-rsid="003d6989"/>
    </style:style>
    <style:style style:name="P15" style:family="paragraph" style:parent-style-name="Standard">
      <style:text-properties officeooo:rsid="003e184d" officeooo:paragraph-rsid="003e184d"/>
    </style:style>
    <style:style style:name="P16" style:family="paragraph" style:parent-style-name="Standard">
      <style:text-properties fo:font-weight="bold" officeooo:rsid="0032c214" officeooo:paragraph-rsid="0032c214" style:font-weight-asian="bold" style:font-weight-complex="bold"/>
    </style:style>
    <style:style style:name="P17" style:family="paragraph" style:parent-style-name="Standard">
      <style:text-properties fo:font-weight="bold" officeooo:rsid="000e465d" officeooo:paragraph-rsid="000e465d" style:font-weight-asian="bold" style:font-weight-complex="bold"/>
    </style:style>
    <style:style style:name="P18" style:family="paragraph" style:parent-style-name="Standard">
      <style:text-properties fo:font-weight="bold" officeooo:rsid="000ff79c" officeooo:paragraph-rsid="000ff79c" style:font-weight-asian="bold" style:font-weight-complex="bold"/>
    </style:style>
    <style:style style:name="P19" style:family="paragraph" style:parent-style-name="Standard">
      <style:text-properties fo:font-weight="bold" officeooo:rsid="00167d35" officeooo:paragraph-rsid="00167d35" style:font-weight-asian="bold" style:font-weight-complex="bold"/>
    </style:style>
    <style:style style:name="P20" style:family="paragraph" style:parent-style-name="Standard">
      <style:text-properties fo:font-weight="bold" officeooo:rsid="001c1f55" officeooo:paragraph-rsid="001c1f55" style:font-weight-asian="bold" style:font-weight-complex="bold"/>
    </style:style>
    <style:style style:name="P21" style:family="paragraph" style:parent-style-name="Standard">
      <style:text-properties fo:font-weight="bold" officeooo:rsid="00269a3f" officeooo:paragraph-rsid="00269a3f" style:font-weight-asian="bold" style:font-weight-complex="bold"/>
    </style:style>
    <style:style style:name="P22" style:family="paragraph" style:parent-style-name="Standard">
      <style:text-properties fo:font-weight="bold" officeooo:rsid="002e79da" officeooo:paragraph-rsid="002e79da" style:font-weight-asian="bold" style:font-weight-complex="bold"/>
    </style:style>
    <style:style style:name="P23" style:family="paragraph" style:parent-style-name="Standard">
      <style:text-properties fo:font-weight="bold" officeooo:rsid="0031a09a" officeooo:paragraph-rsid="0031a09a" style:font-weight-asian="bold" style:font-weight-complex="bold"/>
    </style:style>
    <style:style style:name="P24" style:family="paragraph" style:parent-style-name="Standard">
      <style:text-properties fo:font-weight="bold" officeooo:rsid="003b6b36" officeooo:paragraph-rsid="003b6b36" style:font-weight-asian="bold" style:font-weight-complex="bold"/>
    </style:style>
    <style:style style:name="P25" style:family="paragraph" style:parent-style-name="Standard">
      <style:text-properties fo:font-weight="bold" officeooo:rsid="003bf162" officeooo:paragraph-rsid="003bf162" style:font-weight-asian="bold" style:font-weight-complex="bold"/>
    </style:style>
    <style:style style:name="P26" style:family="paragraph" style:parent-style-name="Standard">
      <style:text-properties fo:font-weight="bold" officeooo:rsid="003d6989" officeooo:paragraph-rsid="003d6989" style:font-weight-asian="bold" style:font-weight-complex="bold"/>
    </style:style>
    <style:style style:name="P27" style:family="paragraph" style:parent-style-name="Standard">
      <style:text-properties fo:font-weight="bold" officeooo:rsid="003e184d" officeooo:paragraph-rsid="003e184d" style:font-weight-asian="bold" style:font-weight-complex="bold"/>
    </style:style>
    <style:style style:name="P28" style:family="paragraph" style:parent-style-name="Standard">
      <style:text-properties officeooo:rsid="000e465d" officeooo:paragraph-rsid="000e465d"/>
    </style:style>
    <style:style style:name="P29" style:family="paragraph" style:parent-style-name="Standard">
      <style:text-properties fo:font-weight="bold" officeooo:rsid="000e465d" officeooo:paragraph-rsid="000e465d" style:font-weight-asian="bold" style:font-weight-complex="bold"/>
    </style:style>
    <style:style style:name="P30" style:family="paragraph" style:parent-style-name="Standard">
      <style:text-properties fo:font-weight="bold" officeooo:rsid="001c1f55" officeooo:paragraph-rsid="001c1f55" style:font-weight-asian="bold" style:font-weight-complex="bold"/>
    </style:style>
    <style:style style:name="P31" style:family="paragraph" style:parent-style-name="Standard">
      <style:text-properties fo:font-weight="bold" officeooo:rsid="003bf162" officeooo:paragraph-rsid="003bf162" style:font-weight-asian="bold" style:font-weight-complex="bold"/>
    </style:style>
    <style:style style:name="P32" style:family="paragraph" style:parent-style-name="Standard">
      <style:text-properties fo:font-weight="bold" officeooo:rsid="00269a3f" officeooo:paragraph-rsid="00269a3f" style:font-weight-asian="bold" style:font-weight-complex="bold"/>
    </style:style>
    <style:style style:name="P33" style:family="paragraph" style:parent-style-name="Standard">
      <style:text-properties officeooo:rsid="003b6b36" officeooo:paragraph-rsid="003b6b36"/>
    </style:style>
    <style:style style:name="P34" style:family="paragraph" style:parent-style-name="Standard">
      <style:text-properties officeooo:rsid="003bf162" officeooo:paragraph-rsid="003bf162"/>
    </style:style>
    <style:style style:name="P35" style:family="paragraph" style:parent-style-name="Standard">
      <style:text-properties officeooo:rsid="003bf162" officeooo:paragraph-rsid="0060e47a"/>
    </style:style>
    <style:style style:name="P36" style:family="paragraph" style:parent-style-name="Standard">
      <style:text-properties officeooo:rsid="003d6989" officeooo:paragraph-rsid="006041af"/>
    </style:style>
    <style:style style:name="P37" style:family="paragraph" style:parent-style-name="Standard">
      <style:text-properties officeooo:rsid="000ff79c" officeooo:paragraph-rsid="000ff79c"/>
    </style:style>
    <style:style style:name="P38" style:family="paragraph" style:parent-style-name="Standard">
      <style:text-properties officeooo:rsid="00167d35" officeooo:paragraph-rsid="00167d35"/>
    </style:style>
    <style:style style:name="P39" style:family="paragraph" style:parent-style-name="Standard">
      <style:text-properties officeooo:rsid="001c1f55" officeooo:paragraph-rsid="001c1f55"/>
    </style:style>
    <style:style style:name="P40" style:family="paragraph" style:parent-style-name="Standard">
      <style:text-properties officeooo:rsid="002cec13" officeooo:paragraph-rsid="002cec13"/>
    </style:style>
    <style:style style:name="P41" style:family="paragraph" style:parent-style-name="Standard">
      <style:text-properties officeooo:rsid="00297a12" officeooo:paragraph-rsid="002cec13"/>
    </style:style>
    <style:style style:name="P42" style:family="paragraph" style:parent-style-name="Standard">
      <style:text-properties officeooo:paragraph-rsid="00269a3f"/>
    </style:style>
    <style:style style:name="P43" style:family="paragraph" style:parent-style-name="Standard">
      <style:text-properties officeooo:rsid="0062dce8" officeooo:paragraph-rsid="0062dce8"/>
    </style:style>
    <style:style style:name="T1" style:family="text">
      <style:text-properties officeooo:rsid="001532c1"/>
    </style:style>
    <style:style style:name="T2" style:family="text">
      <style:text-properties officeooo:rsid="001de0c3"/>
    </style:style>
    <style:style style:name="T3" style:family="text">
      <style:text-properties officeooo:rsid="003d6989"/>
    </style:style>
    <style:style style:name="T4" style:family="text">
      <style:text-properties officeooo:rsid="003e184d"/>
    </style:style>
    <style:style style:name="T5" style:family="text">
      <style:text-properties officeooo:rsid="003ed9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184d" style:font-weight-asian="bold" style:font-weight-complex="bold"/>
    </style:style>
    <style:style style:name="T8" style:family="text">
      <style:text-properties officeooo:rsid="005c1ccb"/>
    </style:style>
    <style:style style:name="T9" style:family="text">
      <style:text-properties officeooo:rsid="005eb1c4"/>
    </style:style>
    <style:style style:name="T10" style:family="text">
      <style:text-properties officeooo:rsid="005ec5f0"/>
    </style:style>
    <style:style style:name="T11" style:family="text">
      <style:text-properties officeooo:rsid="006041af"/>
    </style:style>
    <style:style style:name="T12" style:family="text">
      <style:text-properties officeooo:rsid="0061d9c2"/>
    </style:style>
    <style:style style:name="T13" style:family="text">
      <style:text-properties officeooo:rsid="0062dce8"/>
    </style:style>
    <style:style style:name="T14" style:family="text">
      <style:text-properties officeooo:rsid="00269a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7"/>
      <text:p text:style-name="P17">Question 1.</text:p>
      <text:p text:style-name="P17"/>
      <text:p text:style-name="P17">Create 2 files one is for items and second is for category, join both files and store them in new file on the basis of catid.</text:p>
      <text:p text:style-name="Standard"/>
      <text:p text:style-name="Standard">ashutosh@ashutosh-VirtualBox:~$ cat items.txt</text:p>
      <text:p text:style-name="Standard">1 apple 10</text:p>
      <text:p text:style-name="Standard">2 pen 15</text:p>
      <text:p text:style-name="Standard">3 mobile 15000</text:p>
      <text:p text:style-name="Standard">4 table 4000</text:p>
      <text:p text:style-name="Standard">5 chair 2000</text:p>
      <text:p text:style-name="Standard">ashutosh@ashutosh-VirtualBox:~$ cat category.txt</text:p>
      <text:p text:style-name="Standard">1 fruits</text:p>
      <text:p text:style-name="Standard">2 stationary</text:p>
      <text:p text:style-name="Standard">3 furniture</text:p>
      <text:p text:style-name="Standard">4 gadgets</text:p>
      <text:p text:style-name="Standard">5 vegitable</text:p>
      <text:p text:style-name="Standard">ashutosh@ashutosh-VirtualBox:~$ join items.txt category.txt</text:p>
      <text:p text:style-name="Standard">1 apple 10 fruits</text:p>
      <text:p text:style-name="Standard">2 pen 15 stationary</text:p>
      <text:p text:style-name="Standard">3 mobile 15000 furniture</text:p>
      <text:p text:style-name="Standard">4 table 4000 gadgets</text:p>
      <text:p text:style-name="Standard">5 chair 2000 vegitable</text:p>
      <text:p text:style-name="Standard">ashutosh@ashutosh-VirtualBox:~$ join items.txt category.txt &gt; <text:span text:style-name="T12">new</text:span>.txt</text:p>
      <text:p text:style-name="Standard">ashutosh@ashutosh-VirtualBox:~$ cat <text:span text:style-name="T12">new</text:span>.txt</text:p>
      <text:p text:style-name="Standard">1 apple 10 fruits</text:p>
      <text:p text:style-name="Standard">2 pen 15 stationary</text:p>
      <text:p text:style-name="Standard">3 mobile 15000 furniture</text:p>
      <text:p text:style-name="Standard">4 table 4000 gadgets</text:p>
      <text:p text:style-name="Standard">5 chair 2000 vegitable</text:p>
      <text:p text:style-name="Standard"><text:a xlink:type="simple" xlink:href="mailto:ashutosh@ashutosh-VirtualBox" text:style-name="Internet_20_link" text:visited-style-name="Visited_20_Internet_20_Link">ashutosh@ashutosh-VirtualBox</text:a>:~$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span text:style-name="T6">Question 2.Count all the records from new generated file. Total word in file</text:span>.</text:p>
      <text:p text:style-name="P1"/>
      <text:p text:style-name="P1"/>
      <text:p text:style-name="P1"/>
      <text:p text:style-name="P1">ashutosh@ashutosh-VirtualBox:~$ wc -w new.txt</text:p>
      <text:p text:style-name="P1">20 new.txt</text:p>
      <text:p text:style-name="P1"><text:a xlink:type="simple" xlink:href="mailto:ashutosh@ashutosh-VirtualBox" text:style-name="Internet_20_link" text:visited-style-name="Visited_20_Internet_20_Link">ashutosh@ashutosh-VirtualBox</text:a>:~$</text:p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que. 3. <text:span text:style-name="T1">Write down command to print all price from the file created above.</text:span></text:p>
      <text:p text:style-name="P18"/>
      <text:p text:style-name="P2"/>
      <text:p text:style-name="P2"/>
      <text:p text:style-name="P2">ashutosh@ashutosh-VirtualBox:~$ awk '{print $3}' new.txt</text:p>
      <text:p text:style-name="P2">10</text:p>
      <text:p text:style-name="P2">15</text:p>
      <text:p text:style-name="P2">15000</text:p>
      <text:p text:style-name="P2">4000</text:p>
      <text:p text:style-name="P2">2000</text:p>
      <text:p text:style-name="P2">ashutosh@ashutosh-VirtualBox:~$</text:p>
      <text:p text:style-name="Standard"/>
      <text:p text:style-name="Standard"/>
      <text:p text:style-name="Standard"/>
      <text:p text:style-name="Standard"/>
      <text:p text:style-name="P19">Que 4. <text:span text:style-name="T2">WAC to print all price in sorted order.</text:span></text:p>
      <text:p text:style-name="P3"/>
      <text:p text:style-name="P3"/>
      <text:p text:style-name="P3">ashutosh@ashutosh-VirtualBox:~$ awk '{print $3}' new.txt | sort -n</text:p>
      <text:p text:style-name="P3">10</text:p>
      <text:p text:style-name="P3">15</text:p>
      <text:p text:style-name="P3">2000</text:p>
      <text:p text:style-name="P3">4000</text:p>
      <text:p text:style-name="P3">15000</text:p>
      <text:p text:style-name="P3"><text:a xlink:type="simple" xlink:href="mailto:ashutosh@ashutosh-VirtualBox" text:style-name="Internet_20_link" text:visited-style-name="Visited_20_Internet_20_Link">ashutosh@ashutosh-VirtualBox</text:a>:~$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>Que 5. print out middle price from list of price</text:p>
      <text:p text:style-name="P4"/>
      <text:p text:style-name="P4">ashutosh@ashutosh-VirtualBox:~$ awk NR==3'{print $3}' new.txt | sort -n</text:p>
      <text:p text:style-name="P4">15000</text:p>
      <text:p text:style-name="P4"><text:a xlink:type="simple" xlink:href="mailto:ashutosh@ashutosh-VirtualBox" text:style-name="Internet_20_link" text:visited-style-name="Visited_20_Internet_20_Link">ashutosh@ashutosh-VirtualBox</text:a>:~$</text:p>
      <text:p text:style-name="P4"/>
      <text:p text:style-name="P4"/>
      <text:p text:style-name="P4"/>
      <text:p text:style-name="P4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Que 6. print out max &amp; min price from list of file</text:p>
      <text:p text:style-name="P21"/>
      <text:p text:style-name="P5"/>
      <text:p text:style-name="P6">Maximun :</text:p>
      <text:p text:style-name="P6"/>
      <text:p text:style-name="P7">1: </text:p>
      <text:p text:style-name="P41"/>
      <text:p text:style-name="P42"><text:span text:style-name="T14">ashutosh@ashutosh-VirtualBox:~$ awk '{ if(($3)&gt;max) max=($3) } END {print max}' </text:span><text:span text:style-name="T13">new</text:span><text:span text:style-name="T14">.txt</text:span></text:p>
      <text:p text:style-name="P43">15000</text:p>
      <text:p text:style-name="P5"><text:a xlink:type="simple" xlink:href="mailto:ashutosh@ashutosh-VirtualBox" text:style-name="Internet_20_link" text:visited-style-name="Visited_20_Internet_20_Link">ashutosh@ashutosh-VirtualBox</text:a>:~$</text:p>
      <text:p text:style-name="P5"/>
      <text:p text:style-name="P7">2:</text:p>
      <text:p text:style-name="P7"/>
      <text:p text:style-name="P7">ashutosh@ashutosh-VirtualBox:~$ awk '{print $3}' new.txt | sort -n |tail -n 1</text:p>
      <text:p text:style-name="P7">15000</text:p>
      <text:p text:style-name="P7"/>
      <text:p text:style-name="P7"/>
      <text:p text:style-name="P6">Minimum:</text:p>
      <text:p text:style-name="P6"/>
      <text:p text:style-name="P6">ashutosh@ashutosh-VirtualBox:~$ awk '{print $3}' new.txt | sort -n | head -n 1</text:p>
      <text:p text:style-name="P6">1<text:span text:style-name="T13">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2">Que 7. <text:span text:style-name="T5">search item name and print the line on terminal</text:span></text:p>
      <text:p text:style-name="P8"/>
      <text:p text:style-name="P8"/>
      <text:p text:style-name="P8"/>
      <text:p text:style-name="P8">ashutosh@ashutosh-VirtualBox:~$ cat items.txt</text:p>
      <text:p text:style-name="P8">1 apple</text:p>
      <text:p text:style-name="P8">2 pen</text:p>
      <text:p text:style-name="P8">3 table</text:p>
      <text:p text:style-name="P8">4 chair</text:p>
      <text:p text:style-name="P8"/>
      <text:p text:style-name="P8">ashutosh@ashutosh-VirtualBox:~$ grep -h "pen" items.txt</text:p>
      <text:p text:style-name="P8">2 pen</text:p>
      <text:p text:style-name="P8"><text:a xlink:type="simple" xlink:href="mailto:ashutosh@ashutosh-VirtualBox" text:style-name="Internet_20_link" text:visited-style-name="Visited_20_Internet_20_Link">ashutosh@ashutosh-VirtualBox</text:a>:~$</text:p>
      <text:p text:style-name="P8"/>
      <text:p text:style-name="P8"/>
      <text:p text:style-name="P23">Que 8. <text:s/><text:span text:style-name="T5">search item name and print those lines which did not match</text:span></text:p>
      <text:p text:style-name="P10"/>
      <text:p text:style-name="P10"/>
      <text:p text:style-name="P9">ashutosh@ashutosh-VirtualBox:~$ cat items.txt</text:p>
      <text:p text:style-name="P9">1 apple</text:p>
      <text:p text:style-name="P9"><text:soft-page-break/>2 pen</text:p>
      <text:p text:style-name="P9">3 table</text:p>
      <text:p text:style-name="P9">4 chair</text:p>
      <text:p text:style-name="P9"/>
      <text:p text:style-name="P10">ashutosh@ashutosh-VirtualBox:~$ grep -v "pen" items.txt</text:p>
      <text:p text:style-name="P10">1 apple</text:p>
      <text:p text:style-name="P10">3 table</text:p>
      <text:p text:style-name="P10">4 chair</text:p>
      <text:p text:style-name="P10"><text:a xlink:type="simple" xlink:href="mailto:ashutosh@ashutosh-VirtualBox" text:style-name="Internet_20_link" text:visited-style-name="Visited_20_Internet_20_Link">ashutosh@ashutosh-VirtualBox</text:a>:~$</text:p>
      <text:p text:style-name="P10"/>
      <text:p text:style-name="P10"/>
      <text:p text:style-name="P11"/>
      <text:p text:style-name="P16">Que 9 <text:s/><text:span text:style-name="T5">use command to print the duplicate the lines for a item.</text:span></text:p>
      <text:p text:style-name="P11"/>
      <text:p text:style-name="P11"/>
      <text:p text:style-name="P11">ashutosh@ashutosh-VirtualBox:~$ cat &gt; Que9.txt</text:p>
      <text:p text:style-name="P11">1 pen 12</text:p>
      <text:p text:style-name="P11">1 pen 12</text:p>
      <text:p text:style-name="P11">2 pencil 5</text:p>
      <text:p text:style-name="P11">3 table 2000</text:p>
      <text:p text:style-name="P11">4 notebook 25</text:p>
      <text:p text:style-name="P11">^C</text:p>
      <text:p text:style-name="P11"/>
      <text:p text:style-name="P11">ashutosh@ashutosh-VirtualBox:~$ grep "pen" Que9.txt | uniq -D</text:p>
      <text:p text:style-name="P11">1 pen 12</text:p>
      <text:p text:style-name="P11">1 pen 12</text:p>
      <text:p text:style-name="P11"/>
      <text:p text:style-name="P11"/>
      <text:p text:style-name="P11"><text:s/></text:p>
      <text:p text:style-name="P11"/>
      <text:p text:style-name="P12"><text:span text:style-name="T6">Que !0 </text:span><text:span text:style-name="T7">create file marks &amp; student and join them</text:span></text:p>
      <text:p text:style-name="P12"/>
      <text:p text:style-name="P12"/>
      <text:p text:style-name="P12">ashutosh@ashutosh-VirtualBox:~$ cat &gt; student.txt</text:p>
      <text:p text:style-name="P12">1 rohan</text:p>
      <text:p text:style-name="P12">2 rohit</text:p>
      <text:p text:style-name="P12">3 swapnil</text:p>
      <text:p text:style-name="P12">4 nikhil</text:p>
      <text:p text:style-name="P12">5 dipak <text:s/></text:p>
      <text:p text:style-name="P12">6 vishal</text:p>
      <text:p text:style-name="P12">^C</text:p>
      <text:p text:style-name="P12">ashutosh@ashutosh-VirtualBox:~$ cat &gt; marks.txt</text:p>
      <text:p text:style-name="P12">1 50</text:p>
      <text:p text:style-name="P12">2 27</text:p>
      <text:p text:style-name="P12">3 45</text:p>
      <text:p text:style-name="P12">4 36</text:p>
      <text:p text:style-name="P12">5 24</text:p>
      <text:p text:style-name="P12">^C</text:p>
      <text:p text:style-name="P12">ashutosh@ashutosh-VirtualBox:~$ join student.txt marks.txt</text:p>
      <text:p text:style-name="P12">1 rohan 50</text:p>
      <text:p text:style-name="P12">2 rohit 27</text:p>
      <text:p text:style-name="P12">3 swapnil 45</text:p>
      <text:p text:style-name="P12"><text:soft-page-break/>4 nikhil 36</text:p>
      <text:p text:style-name="P12">5 dipak 24</text:p>
      <text:p text:style-name="P12"/>
      <text:p text:style-name="P12"/>
      <text:p text:style-name="P24">Que 11 how many student attemt exam</text:p>
      <text:p text:style-name="P12"/>
      <text:p text:style-name="P12">ashutosh@ashutosh-VirtualBox:~$ join student.txt marks.txt | wc -l</text:p>
      <text:p text:style-name="P12">5</text:p>
      <text:p text:style-name="P12"/>
      <text:p text:style-name="P12"/>
      <text:p text:style-name="P12"/>
      <text:p text:style-name="P24">Que12 <text:s/>how many student are absent</text:p>
      <text:p text:style-name="P24"/>
      <text:p text:style-name="P12"/>
      <text:p text:style-name="P12">ashutosh@ashutosh-VirtualBox:~$ join student.txt marks.txt -v 1</text:p>
      <text:p text:style-name="P12">6 vishal</text:p>
      <text:p text:style-name="P12"/>
      <text:p text:style-name="P12">ashutosh@ashutosh-VirtualBox:~$ join student.txt marks.txt -v 1 | wc -l</text:p>
      <text:p text:style-name="P12">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25">Que 13. <text:span text:style-name="T3">Maximum marks obtain by student.</text:span></text:p>
      <text:p text:style-name="P13"/>
      <text:p text:style-name="P13">ashutosh@ashutosh-VirtualBox:~$ join student.txt marks.txt &gt; result.txt</text:p>
      <text:p text:style-name="P13"/>
      <text:p text:style-name="P13"/>
      <text:p text:style-name="P13">ashutosh@ashutosh-VirtualBox:~$ cat result.txt</text:p>
      <text:p text:style-name="P13">1 rohan 50</text:p>
      <text:p text:style-name="P13">2 rohit 27</text:p>
      <text:p text:style-name="P13">3 swapnil 45</text:p>
      <text:p text:style-name="P13">4 nikhil 36</text:p>
      <text:p text:style-name="P13">5 dipak 24</text:p>
      <text:p text:style-name="P13"/>
      <text:p text:style-name="P13">ashutosh@ashutosh-VirtualBox:~$ awk '{ if(($3)&gt;max) max=($3) } END {print $1,$2,max}' result.txt</text:p>
      <text:p text:style-name="P13">5 dipak 50</text:p>
      <text:p text:style-name="P13"/>
      <text:p text:style-name="P36">ashutosh@ashutosh-VirtualBox:~$ sort -n -k3 result.txt | <text:span text:style-name="T11">tail</text:span> -n 1 </text:p>
      <text:p text:style-name="P35">5 dipak 50</text:p>
      <text:p text:style-name="P13"/>
      <text:p text:style-name="P13"/>
      <text:p text:style-name="P13"/>
      <text:p text:style-name="P26">Que 14. Minimum marks obtain by student</text:p>
      <text:p text:style-name="P14"/>
      <text:p text:style-name="P14"><text:soft-page-break/></text:p>
      <text:p text:style-name="P14">ashutosh@ashutosh-VirtualBox:~$ cat result.txt</text:p>
      <text:p text:style-name="P14">1 rohan 50</text:p>
      <text:p text:style-name="P14">2 rohit 27</text:p>
      <text:p text:style-name="P14">3 swapnil 45</text:p>
      <text:p text:style-name="P14">4 nikhil 36</text:p>
      <text:p text:style-name="P14">5 dipak 24</text:p>
      <text:p text:style-name="P14"/>
      <text:p text:style-name="P14">ashutosh@ashutosh-VirtualBox:~$ sort -n -k3 result.txt | head -n 1 </text:p>
      <text:p text:style-name="P14">5 dipak 24</text:p>
      <text:p text:style-name="P14"/>
      <text:p text:style-name="P14"/>
      <text:p text:style-name="P14"/>
      <text:p text:style-name="P27">Que 15. <text:s/>Print address and the name of the student</text:p>
      <text:p text:style-name="P27"/>
      <text:p text:style-name="P15"/>
      <text:p text:style-name="P15">ashutosh@ashutosh-VirtualBox:~$ cat &gt; Que15.txt</text:p>
      <text:p text:style-name="P15">1 rohit sangli</text:p>
      <text:p text:style-name="P15">2 rohan pune</text:p>
      <text:p text:style-name="P15">3 saurabh delhi</text:p>
      <text:p text:style-name="P15">4 ashutosh satara</text:p>
      <text:p text:style-name="P15">^C</text:p>
      <text:p text:style-name="P15"/>
      <text:p text:style-name="P15">ashutosh@ashutosh-VirtualBox:~$ awk '{print $2,$3}' Que15.txt</text:p>
      <text:p text:style-name="P15">rohit sangli</text:p>
      <text:p text:style-name="P15">rohan pune</text:p>
      <text:p text:style-name="P15">saurabh delhi</text:p>
      <text:p text:style-name="P15">ashutosh sat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6:01:39.335510409</meta:creation-date>
    <dc:date>2022-03-17T18:18:14.588147019</dc:date>
    <meta:editing-duration>PT7H54M13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6" meta:paragraph-count="159" meta:word-count="601" meta:character-count="3937" meta:non-whitespace-character-count="3484"/>
  </office:meta>
</office:document-meta>
</file>